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866in"/>
    </style:style>
    <style:style style:name="co2" style:family="table-column">
      <style:table-column-properties fo:break-before="auto" style:column-width="0.9283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2.5209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current time (ms)</text:p>
          </table:table-cell>
          <table:table-cell office:value-type="string">
            <text:p>Stream Jitter</text:p>
          </table:table-cell>
          <table:table-cell office:value-type="string">
            <text:p>Lost Packets (%)</text:p>
          </table:table-cell>
          <table:table-cell office:value-type="string">
            <text:p>consecutiveSocketTimeoutExceptions</text:p>
          </table:table-cell>
          <table:table-cell office:value-type="string">
            <text:p>message</text:p>
          </table:table-cell>
          <table:table-cell table:number-columns-repeated="2"/>
        </table:table-row>
        <table:table-row table:style-name="ro1">
          <table:table-cell office:value-type="float" office:value="1296589815673">
            <text:p>1296589815673</text:p>
          </table:table-cell>
          <table:table-cell office:value-type="float" office:value="0.17992112">
            <text:p>0.17992112</text:p>
          </table:table-cell>
          <table:table-cell table:number-columns-repeated="2" office:value-type="float" office:value="0">
            <text:p>0</text:p>
          </table:table-cell>
          <table:table-cell office:value-type="float" office:value="0.43164957">
            <text:p>0.43164957</text:p>
          </table:table-cell>
          <table:table-cell/>
          <table:table-cell table:formula="of:=([.$A2]-[.$A$2])/1000+10" office:value-type="float" office:value="10">
            <text:p>10</text:p>
          </table:table-cell>
        </table:table-row>
        <table:table-row table:style-name="ro1">
          <table:table-cell office:value-type="float" office:value="1296589816684">
            <text:p>1296589816684</text:p>
          </table:table-cell>
          <table:table-cell office:value-type="float" office:value="0.36316055">
            <text:p>0.36316055</text:p>
          </table:table-cell>
          <table:table-cell table:number-columns-repeated="2" office:value-type="float" office:value="0">
            <text:p>0</text:p>
          </table:table-cell>
          <table:table-cell office:value-type="float" office:value="0.18767846">
            <text:p>0.18767846</text:p>
          </table:table-cell>
          <table:table-cell/>
          <table:table-cell table:formula="of:=([.$A3]-[.$A$2])/1000+10" office:value-type="float" office:value="11.011">
            <text:p>11.011</text:p>
          </table:table-cell>
        </table:table-row>
        <table:table-row table:style-name="ro1">
          <table:table-cell office:value-type="float" office:value="1296589817688">
            <text:p>1296589817688</text:p>
          </table:table-cell>
          <table:table-cell office:value-type="float" office:value="0.25796163">
            <text:p>0.25796163</text:p>
          </table:table-cell>
          <table:table-cell table:number-columns-repeated="2" office:value-type="float" office:value="0">
            <text:p>0</text:p>
          </table:table-cell>
          <table:table-cell office:value-type="float" office:value="0.3683331">
            <text:p>0.3683331</text:p>
          </table:table-cell>
          <table:table-cell/>
          <table:table-cell table:formula="of:=([.$A4]-[.$A$2])/1000+10" office:value-type="float" office:value="12.015">
            <text:p>12.015</text:p>
          </table:table-cell>
        </table:table-row>
        <table:table-row table:style-name="ro1">
          <table:table-cell office:value-type="float" office:value="1296589818691">
            <text:p>1296589818691</text:p>
          </table:table-cell>
          <table:table-cell office:value-type="float" office:value="0.32177904">
            <text:p>0.32177904</text:p>
          </table:table-cell>
          <table:table-cell table:number-columns-repeated="2" office:value-type="float" office:value="0">
            <text:p>0</text:p>
          </table:table-cell>
          <table:table-cell office:value-type="float" office:value="0.27536094">
            <text:p>0.27536094</text:p>
          </table:table-cell>
          <table:table-cell/>
          <table:table-cell table:formula="of:=([.$A5]-[.$A$2])/1000+10" office:value-type="float" office:value="13.018">
            <text:p>13.018</text:p>
          </table:table-cell>
        </table:table-row>
        <table:table-row table:style-name="ro1">
          <table:table-cell office:value-type="float" office:value="1296589819695">
            <text:p>1296589819695</text:p>
            <draw:frame table:end-cell-address="Sheet1.H14" table:end-x="0.4681in" table:end-y="0.1776in" draw:z-index="0" draw:style-name="gr1" svg:width="8.3118in" svg:height="1.5524in" svg:x="0.789in" svg:y="0.0421in">
              <draw:object draw:notify-on-update-of-ranges="Sheet1.A1:Sheet1.A1 Sheet1.G2:Sheet1.G67 Sheet1.B1:Sheet1.B1 Sheet1.B2:Sheet1.B67 Sheet1.A1:Sheet1.A1 Sheet1.G2:Sheet1.G67 Sheet1.C1:Sheet1.C1 Sheet1.C2:Sheet1.C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3687824">
            <text:p>0.3687824</text:p>
          </table:table-cell>
          <table:table-cell table:number-columns-repeated="2" office:value-type="float" office:value="0">
            <text:p>0</text:p>
          </table:table-cell>
          <table:table-cell office:value-type="float" office:value="0.17390585">
            <text:p>0.17390585</text:p>
          </table:table-cell>
          <table:table-cell/>
          <table:table-cell table:formula="of:=([.$A6]-[.$A$2])/1000+10" office:value-type="float" office:value="14.022">
            <text:p>14.022</text:p>
          </table:table-cell>
        </table:table-row>
        <table:table-row table:style-name="ro1">
          <table:table-cell office:value-type="float" office:value="1296589820702">
            <text:p>1296589820702</text:p>
          </table:table-cell>
          <table:table-cell office:value-type="float" office:value="0.14153412">
            <text:p>0.14153412</text:p>
          </table:table-cell>
          <table:table-cell table:number-columns-repeated="2" office:value-type="float" office:value="0">
            <text:p>0</text:p>
          </table:table-cell>
          <table:table-cell office:value-type="float" office:value="0.44973612">
            <text:p>0.44973612</text:p>
          </table:table-cell>
          <table:table-cell/>
          <table:table-cell table:formula="of:=([.$A7]-[.$A$2])/1000+10" office:value-type="float" office:value="15.029">
            <text:p>15.029</text:p>
          </table:table-cell>
        </table:table-row>
        <table:table-row table:style-name="ro1">
          <table:table-cell office:value-type="float" office:value="1296589821710">
            <text:p>1296589821710</text:p>
          </table:table-cell>
          <table:table-cell office:value-type="float" office:value="0.039515704">
            <text:p>0.039515704</text:p>
          </table:table-cell>
          <table:table-cell table:number-columns-repeated="2" office:value-type="float" office:value="0">
            <text:p>0</text:p>
          </table:table-cell>
          <table:table-cell office:value-type="float" office:value="0.47520387">
            <text:p>0.47520387</text:p>
          </table:table-cell>
          <table:table-cell/>
          <table:table-cell table:formula="of:=([.$A8]-[.$A$2])/1000+10" office:value-type="float" office:value="16.037">
            <text:p>16.037</text:p>
          </table:table-cell>
        </table:table-row>
        <table:table-row table:style-name="ro1">
          <table:table-cell office:value-type="float" office:value="1296589822714">
            <text:p>1296589822714</text:p>
          </table:table-cell>
          <table:table-cell office:value-type="float" office:value="0.26133585">
            <text:p>0.26133585</text:p>
          </table:table-cell>
          <table:table-cell table:number-columns-repeated="2" office:value-type="float" office:value="0">
            <text:p>0</text:p>
          </table:table-cell>
          <table:table-cell office:value-type="float" office:value="0.36451042">
            <text:p>0.36451042</text:p>
          </table:table-cell>
          <table:table-cell/>
          <table:table-cell table:formula="of:=([.$A9]-[.$A$2])/1000+10" office:value-type="float" office:value="17.041">
            <text:p>17.041</text:p>
          </table:table-cell>
        </table:table-row>
        <table:table-row table:style-name="ro1">
          <table:table-cell office:value-type="float" office:value="1296589823718">
            <text:p>1296589823718</text:p>
          </table:table-cell>
          <table:table-cell office:value-type="float" office:value="0.09839816">
            <text:p>0.09839816</text:p>
          </table:table-cell>
          <table:table-cell table:number-columns-repeated="2" office:value-type="float" office:value="0">
            <text:p>0</text:p>
          </table:table-cell>
          <table:table-cell office:value-type="float" office:value="0.46358037">
            <text:p>0.46358037</text:p>
          </table:table-cell>
          <table:table-cell/>
          <table:table-cell table:formula="of:=([.$A10]-[.$A$2])/1000+10" office:value-type="float" office:value="18.045">
            <text:p>18.045</text:p>
          </table:table-cell>
        </table:table-row>
        <table:table-row table:style-name="ro1">
          <table:table-cell office:value-type="float" office:value="1296589824720">
            <text:p>1296589824720</text:p>
          </table:table-cell>
          <table:table-cell office:value-type="float" office:value="0.0822557">
            <text:p>0.0822557</text:p>
          </table:table-cell>
          <table:table-cell table:number-columns-repeated="2" office:value-type="float" office:value="0">
            <text:p>0</text:p>
          </table:table-cell>
          <table:table-cell office:value-type="float" office:value="0.46745348">
            <text:p>0.46745348</text:p>
          </table:table-cell>
          <table:table-cell/>
          <table:table-cell table:formula="of:=([.$A11]-[.$A$2])/1000+10" office:value-type="float" office:value="19.047">
            <text:p>19.047</text:p>
          </table:table-cell>
        </table:table-row>
        <table:table-row table:style-name="ro1">
          <table:table-cell office:value-type="float" office:value="1296589825724">
            <text:p>1296589825724</text:p>
          </table:table-cell>
          <table:table-cell office:value-type="float" office:value="-0.0019144714">
            <text:p>-0.001914471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12]-[.$A$2])/1000+10" office:value-type="float" office:value="20.051">
            <text:p>20.051</text:p>
          </table:table-cell>
        </table:table-row>
        <table:table-row table:style-name="ro1">
          <table:table-cell office:value-type="float" office:value="1296589826728">
            <text:p>1296589826728</text:p>
          </table:table-cell>
          <table:table-cell office:value-type="float" office:value="-0.059940338">
            <text:p>-0.05994033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13]-[.$A$2])/1000+10" office:value-type="float" office:value="21.055">
            <text:p>21.055</text:p>
          </table:table-cell>
        </table:table-row>
        <table:table-row table:style-name="ro1">
          <table:table-cell office:value-type="float" office:value="1296589827733">
            <text:p>1296589827733</text:p>
          </table:table-cell>
          <table:table-cell office:value-type="float" office:value="-0.07054472">
            <text:p>-0.070544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14]-[.$A$2])/1000+10" office:value-type="float" office:value="22.06">
            <text:p>22.06</text:p>
          </table:table-cell>
        </table:table-row>
        <table:table-row table:style-name="ro1">
          <table:table-cell office:value-type="float" office:value="1296589828738">
            <text:p>1296589828738</text:p>
          </table:table-cell>
          <table:table-cell office:value-type="float" office:value="-0.058378577">
            <text:p>-0.05837857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15]-[.$A$2])/1000+10" office:value-type="float" office:value="23.065">
            <text:p>23.065</text:p>
          </table:table-cell>
        </table:table-row>
        <table:table-row table:style-name="ro1">
          <table:table-cell office:value-type="float" office:value="1296589829742">
            <text:p>1296589829742</text:p>
          </table:table-cell>
          <table:table-cell office:value-type="float" office:value="-0.048979223">
            <text:p>-0.0489792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16]-[.$A$2])/1000+10" office:value-type="float" office:value="24.069">
            <text:p>24.069</text:p>
          </table:table-cell>
        </table:table-row>
        <table:table-row table:style-name="ro1">
          <table:table-cell office:value-type="float" office:value="1296589830747">
            <text:p>1296589830747</text:p>
          </table:table-cell>
          <table:table-cell office:value-type="float" office:value="-0.059879124">
            <text:p>-0.05987912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17]-[.$A$2])/1000+10" office:value-type="float" office:value="25.074">
            <text:p>25.074</text:p>
          </table:table-cell>
        </table:table-row>
        <table:table-row table:style-name="ro1">
          <table:table-cell office:value-type="float" office:value="1296589831752">
            <text:p>1296589831752</text:p>
          </table:table-cell>
          <table:table-cell office:value-type="float" office:value="-0.07870367">
            <text:p>-0.0787036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18]-[.$A$2])/1000+10" office:value-type="float" office:value="26.079">
            <text:p>26.079</text:p>
          </table:table-cell>
        </table:table-row>
        <table:table-row table:style-name="ro1">
          <table:table-cell office:value-type="float" office:value="1296589832756">
            <text:p>1296589832756</text:p>
          </table:table-cell>
          <table:table-cell office:value-type="float" office:value="-0.018320441">
            <text:p>-0.018320441</text:p>
          </table:table-cell>
          <table:table-cell office:value-type="float" office:value="22.222223">
            <text:p>22.222223</text:p>
          </table:table-cell>
          <table:table-cell office:value-type="float" office:value="0">
            <text:p>0</text:p>
          </table:table-cell>
          <table:table-cell office:value-type="float" office:value="-0.99999994">
            <text:p>-0.99999994</text:p>
          </table:table-cell>
          <table:table-cell/>
          <table:table-cell table:formula="of:=([.$A19]-[.$A$2])/1000+10" office:value-type="float" office:value="27.083">
            <text:p>27.083</text:p>
          </table:table-cell>
        </table:table-row>
        <table:table-row table:style-name="ro1">
          <table:table-cell office:value-type="float" office:value="1296589833758">
            <text:p>1296589833758</text:p>
          </table:table-cell>
          <table:table-cell office:value-type="float" office:value="0.42944846">
            <text:p>0.4294484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6061535">
            <text:p>-0.0026061535</text:p>
          </table:table-cell>
          <table:table-cell/>
          <table:table-cell table:formula="of:=([.$A20]-[.$A$2])/1000+10" office:value-type="float" office:value="28.085">
            <text:p>28.085</text:p>
          </table:table-cell>
        </table:table-row>
        <table:table-row table:style-name="ro1">
          <table:table-cell office:value-type="float" office:value="1296589834762">
            <text:p>1296589834762</text:p>
          </table:table-cell>
          <table:table-cell table:style-name="ce2" office:value-type="string">
            <text:p>2.6673824E-4</text:p>
          </table:table-cell>
          <table:table-cell table:number-columns-repeated="2" office:value-type="float" office:value="0">
            <text:p>0</text:p>
          </table:table-cell>
          <table:table-cell office:value-type="float" office:value="0.47996235">
            <text:p>0.47996235</text:p>
          </table:table-cell>
          <table:table-cell/>
          <table:table-cell table:formula="of:=([.$A21]-[.$A$2])/1000+10" office:value-type="float" office:value="29.089">
            <text:p>29.089</text:p>
          </table:table-cell>
        </table:table-row>
        <table:table-row table:style-name="ro1">
          <table:table-cell office:value-type="float" office:value="1296589835766">
            <text:p>1296589835766</text:p>
          </table:table-cell>
          <table:table-cell office:value-type="float" office:value="-0.2872517">
            <text:p>-0.2872517</text:p>
          </table:table-cell>
          <table:table-cell office:value-type="float" office:value="30.000002">
            <text:p>30.00000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22]-[.$A$2])/1000+10" office:value-type="float" office:value="30.093">
            <text:p>30.093</text:p>
          </table:table-cell>
        </table:table-row>
        <table:table-row table:style-name="ro1">
          <table:table-cell office:value-type="float" office:value="1296589836771">
            <text:p>1296589836771</text:p>
          </table:table-cell>
          <table:table-cell office:value-type="float" office:value="-0.031603426">
            <text:p>-0.031603426</text:p>
          </table:table-cell>
          <table:table-cell table:number-columns-repeated="2" office:value-type="float" office:value="0">
            <text:p>0</text:p>
          </table:table-cell>
          <table:table-cell office:value-type="float" office:value="0.4799888">
            <text:p>0.4799888</text:p>
          </table:table-cell>
          <table:table-cell/>
          <table:table-cell table:formula="of:=([.$A23]-[.$A$2])/1000+10" office:value-type="float" office:value="31.098">
            <text:p>31.098</text:p>
          </table:table-cell>
        </table:table-row>
        <table:table-row table:style-name="ro1">
          <table:table-cell office:value-type="float" office:value="1296589837775">
            <text:p>1296589837775</text:p>
          </table:table-cell>
          <table:table-cell office:value-type="float" office:value="0.070121616">
            <text:p>0.070121616</text:p>
          </table:table-cell>
          <table:table-cell table:number-columns-repeated="2" office:value-type="float" office:value="0">
            <text:p>0</text:p>
          </table:table-cell>
          <table:table-cell office:value-type="float" office:value="0.46999085">
            <text:p>0.46999085</text:p>
          </table:table-cell>
          <table:table-cell/>
          <table:table-cell table:formula="of:=([.$A24]-[.$A$2])/1000+10" office:value-type="float" office:value="32.102">
            <text:p>32.102</text:p>
          </table:table-cell>
        </table:table-row>
        <table:table-row table:style-name="ro1">
          <table:table-cell office:value-type="float" office:value="1296589838781">
            <text:p>1296589838781</text:p>
          </table:table-cell>
          <table:table-cell office:value-type="float" office:value="0.050137207">
            <text:p>0.050137207</text:p>
          </table:table-cell>
          <table:table-cell table:number-columns-repeated="2" office:value-type="float" office:value="0">
            <text:p>0</text:p>
          </table:table-cell>
          <table:table-cell office:value-type="float" office:value="0.47356832">
            <text:p>0.47356832</text:p>
          </table:table-cell>
          <table:table-cell/>
          <table:table-cell table:formula="of:=([.$A25]-[.$A$2])/1000+10" office:value-type="float" office:value="33.108">
            <text:p>33.108</text:p>
          </table:table-cell>
        </table:table-row>
        <table:table-row table:style-name="ro1">
          <table:table-cell office:value-type="float" office:value="1296589839784">
            <text:p>1296589839784</text:p>
          </table:table-cell>
          <table:table-cell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table:formula="of:=([.$A26]-[.$A$2])/1000+10" office:value-type="float" office:value="34.111">
            <text:p>34.111</text:p>
          </table:table-cell>
        </table:table-row>
        <table:table-row table:style-name="ro1">
          <table:table-cell office:value-type="float" office:value="1296589840785">
            <text:p>1296589840785</text:p>
          </table:table-cell>
          <table:table-cell/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/>
          <table:table-cell table:formula="of:=([.$A27]-[.$A$2])/1000+10" office:value-type="float" office:value="35.112">
            <text:p>35.112</text:p>
          </table:table-cell>
        </table:table-row>
        <table:table-row table:style-name="ro1">
          <table:table-cell office:value-type="float" office:value="1296589841786">
            <text:p>1296589841786</text:p>
          </table:table-cell>
          <table:table-cell/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/>
          <table:table-cell table:formula="of:=([.$A28]-[.$A$2])/1000+10" office:value-type="float" office:value="36.113">
            <text:p>36.113</text:p>
          </table:table-cell>
        </table:table-row>
        <table:table-row table:style-name="ro1">
          <table:table-cell office:value-type="float" office:value="1296589842787">
            <text:p>1296589842787</text:p>
          </table:table-cell>
          <table:table-cell/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/>
          <table:table-cell table:formula="of:=([.$A29]-[.$A$2])/1000+10" office:value-type="float" office:value="37.114">
            <text:p>37.114</text:p>
          </table:table-cell>
        </table:table-row>
        <table:table-row table:style-name="ro1">
          <table:table-cell office:value-type="float" office:value="1296589843788">
            <text:p>1296589843788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/>
          <table:table-cell table:formula="of:=([.$A30]-[.$A$2])/1000+10" office:value-type="float" office:value="38.115">
            <text:p>38.115</text:p>
          </table:table-cell>
        </table:table-row>
        <table:table-row table:style-name="ro1">
          <table:table-cell office:value-type="float" office:value="1296589844789">
            <text:p>1296589844789</text:p>
          </table:table-cell>
          <table:table-cell/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-2">
            <text:p>-2</text:p>
          </table:table-cell>
          <table:table-cell/>
          <table:table-cell table:formula="of:=([.$A31]-[.$A$2])/1000+10" office:value-type="float" office:value="39.116">
            <text:p>39.116</text:p>
          </table:table-cell>
        </table:table-row>
        <table:table-row table:style-name="ro1">
          <table:table-cell office:value-type="float" office:value="1296589845792">
            <text:p>1296589845792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-2">
            <text:p>-2</text:p>
          </table:table-cell>
          <table:table-cell/>
          <table:table-cell table:formula="of:=([.$A32]-[.$A$2])/1000+10" office:value-type="float" office:value="40.119">
            <text:p>40.119</text:p>
          </table:table-cell>
        </table:table-row>
        <table:table-row table:style-name="ro1">
          <table:table-cell office:value-type="float" office:value="1296589846793">
            <text:p>1296589846793</text:p>
          </table:table-cell>
          <table:table-cell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-2">
            <text:p>-2</text:p>
          </table:table-cell>
          <table:table-cell/>
          <table:table-cell table:formula="of:=([.$A33]-[.$A$2])/1000+10" office:value-type="float" office:value="41.12">
            <text:p>41.12</text:p>
          </table:table-cell>
        </table:table-row>
        <table:table-row table:style-name="ro1">
          <table:table-cell office:value-type="float" office:value="1296589847794">
            <text:p>1296589847794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([.$A34]-[.$A$2])/1000+10" office:value-type="float" office:value="42.121">
            <text:p>42.121</text:p>
          </table:table-cell>
        </table:table-row>
        <table:table-row table:style-name="ro1">
          <table:table-cell office:value-type="float" office:value="1296589848795">
            <text:p>1296589848795</text:p>
          </table:table-cell>
          <table:table-cell/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/>
          <table:table-cell table:formula="of:=([.$A35]-[.$A$2])/1000+10" office:value-type="float" office:value="43.122">
            <text:p>43.122</text:p>
          </table:table-cell>
        </table:table-row>
        <table:table-row table:style-name="ro1">
          <table:table-cell office:value-type="float" office:value="1296589849796">
            <text:p>1296589849796</text:p>
          </table:table-cell>
          <table:table-cell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/>
          <table:table-cell table:formula="of:=([.$A36]-[.$A$2])/1000+10" office:value-type="float" office:value="44.123">
            <text:p>44.123</text:p>
          </table:table-cell>
        </table:table-row>
        <table:table-row table:style-name="ro1">
          <table:table-cell office:value-type="float" office:value="1296589850796">
            <text:p>1296589850796</text:p>
          </table:table-cell>
          <table:table-cell/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/>
          <table:table-cell table:formula="of:=([.$A37]-[.$A$2])/1000+10" office:value-type="float" office:value="45.123">
            <text:p>45.123</text:p>
          </table:table-cell>
        </table:table-row>
        <table:table-row table:style-name="ro1">
          <table:table-cell office:value-type="float" office:value="1296589851797">
            <text:p>1296589851797</text:p>
          </table:table-cell>
          <table:table-cell/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table:formula="of:=([.$A38]-[.$A$2])/1000+10" office:value-type="float" office:value="46.124">
            <text:p>46.124</text:p>
          </table:table-cell>
        </table:table-row>
        <table:table-row table:style-name="ro1">
          <table:table-cell office:value-type="float" office:value="1296589852801">
            <text:p>1296589852801</text:p>
          </table:table-cell>
          <table:table-cell/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-2">
            <text:p>-2</text:p>
          </table:table-cell>
          <table:table-cell/>
          <table:table-cell table:formula="of:=([.$A39]-[.$A$2])/1000+10" office:value-type="float" office:value="47.128">
            <text:p>47.128</text:p>
          </table:table-cell>
        </table:table-row>
        <table:table-row table:style-name="ro1">
          <table:table-cell office:value-type="float" office:value="1296589853802">
            <text:p>1296589853802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40]-[.$A$2])/1000+10" office:value-type="float" office:value="48.129">
            <text:p>48.129</text:p>
          </table:table-cell>
        </table:table-row>
        <table:table-row table:style-name="ro1">
          <table:table-cell office:value-type="float" office:value="1296589854805">
            <text:p>1296589854805</text:p>
          </table:table-cell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41]-[.$A$2])/1000+10" office:value-type="float" office:value="49.132">
            <text:p>49.132</text:p>
          </table:table-cell>
        </table:table-row>
        <table:table-row table:style-name="ro1">
          <table:table-cell office:value-type="float" office:value="1296589855810">
            <text:p>1296589855810</text:p>
          </table:table-cell>
          <table:table-cell office:value-type="float" office:value="-0.012411594">
            <text:p>-0.012411594</text:p>
          </table:table-cell>
          <table:table-cell office:value-type="float" office:value="33.333336">
            <text:p>33.33333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42]-[.$A$2])/1000+10" office:value-type="float" office:value="50.137">
            <text:p>50.137</text:p>
          </table:table-cell>
        </table:table-row>
        <table:table-row table:style-name="ro1">
          <table:table-cell office:value-type="float" office:value="1296589856827">
            <text:p>1296589856827</text:p>
          </table:table-cell>
          <table:table-cell office:value-type="float" office:value="0.0039469376">
            <text:p>0.0039469376</text:p>
          </table:table-cell>
          <table:table-cell table:number-columns-repeated="2" office:value-type="float" office:value="0">
            <text:p>0</text:p>
          </table:table-cell>
          <table:table-cell office:value-type="float" office:value="0.47959006">
            <text:p>0.47959006</text:p>
          </table:table-cell>
          <table:table-cell/>
          <table:table-cell table:formula="of:=([.$A43]-[.$A$2])/1000+10" office:value-type="float" office:value="51.154">
            <text:p>51.154</text:p>
          </table:table-cell>
        </table:table-row>
        <table:table-row table:style-name="ro1">
          <table:table-cell office:value-type="float" office:value="1296589857831">
            <text:p>1296589857831</text:p>
          </table:table-cell>
          <table:table-cell office:value-type="float" office:value="-0.030734897">
            <text:p>-0.030734897</text:p>
          </table:table-cell>
          <table:table-cell table:number-columns-repeated="2" office:value-type="float" office:value="0">
            <text:p>0</text:p>
          </table:table-cell>
          <table:table-cell office:value-type="float" office:value="0.4799888">
            <text:p>0.4799888</text:p>
          </table:table-cell>
          <table:table-cell/>
          <table:table-cell table:formula="of:=([.$A44]-[.$A$2])/1000+10" office:value-type="float" office:value="52.158">
            <text:p>52.158</text:p>
          </table:table-cell>
        </table:table-row>
        <table:table-row table:style-name="ro1">
          <table:table-cell office:value-type="float" office:value="1296589858835">
            <text:p>1296589858835</text:p>
          </table:table-cell>
          <table:table-cell office:value-type="float" office:value="-0.055948615">
            <text:p>-0.055948615</text:p>
          </table:table-cell>
          <table:table-cell office:value-type="float" office:value="27.272728">
            <text:p>27.27272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45]-[.$A$2])/1000+10" office:value-type="float" office:value="53.162">
            <text:p>53.162</text:p>
          </table:table-cell>
        </table:table-row>
        <table:table-row table:style-name="ro1">
          <table:table-cell office:value-type="float" office:value="1296589859839">
            <text:p>1296589859839</text:p>
          </table:table-cell>
          <table:table-cell office:value-type="float" office:value="0.018996358">
            <text:p>0.0189963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46]-[.$A$2])/1000+10" office:value-type="float" office:value="54.166">
            <text:p>54.166</text:p>
          </table:table-cell>
        </table:table-row>
        <table:table-row table:style-name="ro1">
          <table:table-cell office:value-type="float" office:value="1296589860843">
            <text:p>1296589860843</text:p>
          </table:table-cell>
          <table:table-cell office:value-type="float" office:value="-0.070952415">
            <text:p>-0.0709524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47]-[.$A$2])/1000+10" office:value-type="float" office:value="55.17">
            <text:p>55.17</text:p>
          </table:table-cell>
        </table:table-row>
        <table:table-row table:style-name="ro1">
          <table:table-cell office:value-type="float" office:value="1296589861847">
            <text:p>1296589861847</text:p>
          </table:table-cell>
          <table:table-cell office:value-type="float" office:value="-0.06706965">
            <text:p>-0.0670696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formula="of:=([.$A48]-[.$A$2])/1000+10" office:value-type="float" office:value="56.174">
            <text:p>56.174</text:p>
          </table:table-cell>
        </table:table-row>
        <table:table-row table:style-name="ro1">
          <table:table-cell office:value-type="float" office:value="1296589862852">
            <text:p>1296589862852</text:p>
          </table:table-cell>
          <table:table-cell office:value-type="float" office:value="0.09354538">
            <text:p>0.09354538</text:p>
          </table:table-cell>
          <table:table-cell office:value-type="float" office:value="7.692308">
            <text:p>7.692308</text:p>
          </table:table-cell>
          <table:table-cell office:value-type="float" office:value="0">
            <text:p>0</text:p>
          </table:table-cell>
          <table:table-cell office:value-type="float" office:value="-0.90646297">
            <text:p>-0.90646297</text:p>
          </table:table-cell>
          <table:table-cell/>
          <table:table-cell table:formula="of:=([.$A49]-[.$A$2])/1000+10" office:value-type="float" office:value="57.179">
            <text:p>57.179</text:p>
          </table:table-cell>
        </table:table-row>
        <table:table-row table:style-name="ro1">
          <table:table-cell office:value-type="float" office:value="1296589863856">
            <text:p>1296589863856</text:p>
          </table:table-cell>
          <table:table-cell office:value-type="float" office:value="-0.098271534">
            <text:p>-0.098271534</text:p>
          </table:table-cell>
          <table:table-cell table:number-columns-repeated="2" office:value-type="float" office:value="0">
            <text:p>0</text:p>
          </table:table-cell>
          <table:table-cell office:value-type="float" office:value="0.4799888">
            <text:p>0.4799888</text:p>
          </table:table-cell>
          <table:table-cell/>
          <table:table-cell table:formula="of:=([.$A50]-[.$A$2])/1000+10" office:value-type="float" office:value="58.183">
            <text:p>58.183</text:p>
          </table:table-cell>
        </table:table-row>
        <table:table-row table:style-name="ro1">
          <table:table-cell office:value-type="float" office:value="1296589864860">
            <text:p>1296589864860</text:p>
          </table:table-cell>
          <table:table-cell office:value-type="float" office:value="-0.1260489">
            <text:p>-0.1260489</text:p>
          </table:table-cell>
          <table:table-cell table:number-columns-repeated="2" office:value-type="float" office:value="0">
            <text:p>0</text:p>
          </table:table-cell>
          <table:table-cell office:value-type="float" office:value="0.4799888">
            <text:p>0.4799888</text:p>
          </table:table-cell>
          <table:table-cell/>
          <table:table-cell table:formula="of:=([.$A51]-[.$A$2])/1000+10" office:value-type="float" office:value="59.187">
            <text:p>59.187</text:p>
          </table:table-cell>
        </table:table-row>
        <table:table-row table:style-name="ro1">
          <table:table-cell office:value-type="float" office:value="1296589865868">
            <text:p>1296589865868</text:p>
          </table:table-cell>
          <table:table-cell office:value-type="float" office:value="0.00874196">
            <text:p>0.00874196</text:p>
          </table:table-cell>
          <table:table-cell office:value-type="float" office:value="5.263158">
            <text:p>5.263158</text:p>
          </table:table-cell>
          <table:table-cell office:value-type="float" office:value="0">
            <text:p>0</text:p>
          </table:table-cell>
          <table:table-cell office:value-type="float" office:value="-0.3528772">
            <text:p>-0.3528772</text:p>
          </table:table-cell>
          <table:table-cell/>
          <table:table-cell table:formula="of:=([.$A52]-[.$A$2])/1000+10" office:value-type="float" office:value="60.195">
            <text:p>60.195</text:p>
          </table:table-cell>
        </table:table-row>
        <table:table-row table:style-name="ro1">
          <table:table-cell office:value-type="float" office:value="1296589866873">
            <text:p>1296589866873</text:p>
          </table:table-cell>
          <table:table-cell office:value-type="float" office:value="0.026505277">
            <text:p>0.026505277</text:p>
          </table:table-cell>
          <table:table-cell office:value-type="float" office:value="5.555556">
            <text:p>5.555556</text:p>
          </table:table-cell>
          <table:table-cell office:value-type="float" office:value="0">
            <text:p>0</text:p>
          </table:table-cell>
          <table:table-cell office:value-type="float" office:value="-0.4578967">
            <text:p>-0.4578967</text:p>
          </table:table-cell>
          <table:table-cell/>
          <table:table-cell table:formula="of:=([.$A53]-[.$A$2])/1000+10" office:value-type="float" office:value="61.2">
            <text:p>61.2</text:p>
          </table:table-cell>
        </table:table-row>
        <table:table-row table:style-name="ro1">
          <table:table-cell office:value-type="float" office:value="1296589867877">
            <text:p>1296589867877</text:p>
          </table:table-cell>
          <table:table-cell office:value-type="float" office:value="-0.94267887">
            <text:p>-0.94267887</text:p>
          </table:table-cell>
          <table:table-cell office:value-type="float" office:value="11.764706">
            <text:p>11.764706</text:p>
          </table:table-cell>
          <table:table-cell office:value-type="float" office:value="0">
            <text:p>0</text:p>
          </table:table-cell>
          <table:table-cell office:value-type="float" office:value="-0.9982829">
            <text:p>-0.9982829</text:p>
          </table:table-cell>
          <table:table-cell/>
          <table:table-cell table:formula="of:=([.$A54]-[.$A$2])/1000+10" office:value-type="float" office:value="62.204">
            <text:p>62.204</text:p>
          </table:table-cell>
        </table:table-row>
        <table:table-row table:style-name="ro1">
          <table:table-cell office:value-type="float" office:value="1296589868881">
            <text:p>1296589868881</text:p>
          </table:table-cell>
          <table:table-cell office:value-type="float" office:value="0.04276613">
            <text:p>0.04276613</text:p>
          </table:table-cell>
          <table:table-cell table:number-columns-repeated="2" office:value-type="float" office:value="0">
            <text:p>0</text:p>
          </table:table-cell>
          <table:table-cell office:value-type="float" office:value="0.4747212">
            <text:p>0.4747212</text:p>
          </table:table-cell>
          <table:table-cell/>
          <table:table-cell table:formula="of:=([.$A55]-[.$A$2])/1000+10" office:value-type="float" office:value="63.208">
            <text:p>63.208</text:p>
          </table:table-cell>
        </table:table-row>
        <table:table-row table:style-name="ro1">
          <table:table-cell office:value-type="float" office:value="1296589869886">
            <text:p>1296589869886</text:p>
          </table:table-cell>
          <table:table-cell office:value-type="float" office:value="0.061774716">
            <text:p>0.061774716</text:p>
          </table:table-cell>
          <table:table-cell table:number-columns-repeated="2" office:value-type="float" office:value="0">
            <text:p>0</text:p>
          </table:table-cell>
          <table:table-cell office:value-type="float" office:value="0.47157025">
            <text:p>0.47157025</text:p>
          </table:table-cell>
          <table:table-cell/>
          <table:table-cell table:formula="of:=([.$A56]-[.$A$2])/1000+10" office:value-type="float" office:value="64.213">
            <text:p>64.213</text:p>
          </table:table-cell>
        </table:table-row>
        <table:table-row table:style-name="ro1">
          <table:table-cell office:value-type="float" office:value="1296589870891">
            <text:p>1296589870891</text:p>
          </table:table-cell>
          <table:table-cell office:value-type="float" office:value="0.049166434">
            <text:p>0.049166434</text:p>
          </table:table-cell>
          <table:table-cell table:number-columns-repeated="2" office:value-type="float" office:value="0">
            <text:p>0</text:p>
          </table:table-cell>
          <table:table-cell office:value-type="float" office:value="0.47372508">
            <text:p>0.47372508</text:p>
          </table:table-cell>
          <table:table-cell/>
          <table:table-cell table:formula="of:=([.$A57]-[.$A$2])/1000+10" office:value-type="float" office:value="65.218">
            <text:p>65.218</text:p>
          </table:table-cell>
        </table:table-row>
        <table:table-row table:style-name="ro1">
          <table:table-cell office:value-type="float" office:value="1296589871894">
            <text:p>1296589871894</text:p>
          </table:table-cell>
          <table:table-cell office:value-type="float" office:value="0.032764062">
            <text:p>0.032764062</text:p>
          </table:table-cell>
          <table:table-cell table:number-columns-repeated="2" office:value-type="float" office:value="0">
            <text:p>0</text:p>
          </table:table-cell>
          <table:table-cell office:value-type="float" office:value="0.47615838">
            <text:p>0.47615838</text:p>
          </table:table-cell>
          <table:table-cell/>
          <table:table-cell table:formula="of:=([.$A58]-[.$A$2])/1000+10" office:value-type="float" office:value="66.221">
            <text:p>66.221</text:p>
          </table:table-cell>
        </table:table-row>
        <table:table-row table:style-name="ro1">
          <table:table-cell table:style-name="ce1" office:value-type="float" office:value="1296589872900">
            <text:p>1296589872900</text:p>
          </table:table-cell>
          <table:table-cell table:style-name="ce1" office:value-type="float" office:value="0.03926976">
            <text:p>0.039269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7523975">
            <text:p>0.47523975</text:p>
          </table:table-cell>
          <table:table-cell/>
          <table:table-cell table:formula="of:=([.$A59]-[.$A$2])/1000+10" office:value-type="float" office:value="67.227">
            <text:p>67.227</text:p>
          </table:table-cell>
        </table:table-row>
        <table:table-row table:style-name="ro1">
          <table:table-cell office:value-type="float" office:value="1296589873903">
            <text:p>1296589873903</text:p>
          </table:table-cell>
          <table:table-cell office:value-type="float" office:value="0.21156725">
            <text:p>0.21156725</text:p>
          </table:table-cell>
          <table:table-cell table:number-columns-repeated="2" office:value-type="float" office:value="0">
            <text:p>0</text:p>
          </table:table-cell>
          <table:table-cell office:value-type="float" office:value="0.41109157">
            <text:p>0.41109157</text:p>
          </table:table-cell>
          <table:table-cell/>
          <table:table-cell table:formula="of:=([.$A60]-[.$A$2])/1000+10" office:value-type="float" office:value="68.23">
            <text:p>68.23</text:p>
          </table:table-cell>
        </table:table-row>
        <table:table-row table:style-name="ro1">
          <table:table-cell office:value-type="float" office:value="1296589874907">
            <text:p>1296589874907</text:p>
          </table:table-cell>
          <table:table-cell office:value-type="float" office:value="0.011819556">
            <text:p>0.011819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478747">
            <text:p>0.478747</text:p>
          </table:table-cell>
          <table:table-cell/>
          <table:table-cell table:formula="of:=([.$A61]-[.$A$2])/1000+10" office:value-type="float" office:value="69.234">
            <text:p>69.234</text:p>
          </table:table-cell>
        </table:table-row>
        <table:table-row table:style-name="ro1">
          <table:table-cell office:value-type="float" office:value="1296589875917">
            <text:p>1296589875917</text:p>
          </table:table-cell>
          <table:table-cell office:value-type="float" office:value="0.004976906">
            <text:p>0.004976906</text:p>
          </table:table-cell>
          <table:table-cell table:number-columns-repeated="2" office:value-type="float" office:value="0">
            <text:p>0</text:p>
          </table:table-cell>
          <table:table-cell office:value-type="float" office:value="0.47948337">
            <text:p>0.47948337</text:p>
          </table:table-cell>
          <table:table-cell/>
          <table:table-cell table:formula="of:=([.$A62]-[.$A$2])/1000+10" office:value-type="float" office:value="70.244">
            <text:p>70.244</text:p>
          </table:table-cell>
        </table:table-row>
        <table:table-row table:style-name="ro1">
          <table:table-cell office:value-type="float" office:value="1296589876922">
            <text:p>1296589876922</text:p>
          </table:table-cell>
          <table:table-cell office:value-type="float" office:value="0.15820006">
            <text:p>0.15820006</text:p>
          </table:table-cell>
          <table:table-cell table:number-columns-repeated="2" office:value-type="float" office:value="0">
            <text:p>0</text:p>
          </table:table-cell>
          <table:table-cell office:value-type="float" office:value="0.44267297">
            <text:p>0.44267297</text:p>
          </table:table-cell>
          <table:table-cell/>
          <table:table-cell table:formula="of:=([.$A63]-[.$A$2])/1000+10" office:value-type="float" office:value="71.249">
            <text:p>71.249</text:p>
          </table:table-cell>
        </table:table-row>
        <table:table-row table:style-name="ro1">
          <table:table-cell office:value-type="float" office:value="1296589877926">
            <text:p>1296589877926</text:p>
          </table:table-cell>
          <table:table-cell office:value-type="float" office:value="0.10601465">
            <text:p>0.10601465</text:p>
          </table:table-cell>
          <table:table-cell table:number-columns-repeated="2" office:value-type="float" office:value="0">
            <text:p>0</text:p>
          </table:table-cell>
          <table:table-cell office:value-type="float" office:value="0.46153235">
            <text:p>0.46153235</text:p>
          </table:table-cell>
          <table:table-cell/>
          <table:table-cell table:formula="of:=([.$A64]-[.$A$2])/1000+10" office:value-type="float" office:value="72.253">
            <text:p>72.253</text:p>
          </table:table-cell>
        </table:table-row>
        <table:table-row table:style-name="ro1">
          <table:table-cell office:value-type="float" office:value="1296589878931">
            <text:p>1296589878931</text:p>
          </table:table-cell>
          <table:table-cell office:value-type="float" office:value="0.09210468">
            <text:p>0.09210468</text:p>
          </table:table-cell>
          <table:table-cell table:number-columns-repeated="2" office:value-type="float" office:value="0">
            <text:p>0</text:p>
          </table:table-cell>
          <table:table-cell office:value-type="float" office:value="0.46516263">
            <text:p>0.46516263</text:p>
          </table:table-cell>
          <table:table-cell/>
          <table:table-cell table:formula="of:=([.$A65]-[.$A$2])/1000+10" office:value-type="float" office:value="73.258">
            <text:p>73.258</text:p>
          </table:table-cell>
        </table:table-row>
        <table:table-row table:style-name="ro1">
          <table:table-cell office:value-type="float" office:value="1296589879935">
            <text:p>1296589879935</text:p>
          </table:table-cell>
          <table:table-cell office:value-type="float" office:value="0.08524634">
            <text:p>0.08524634</text:p>
          </table:table-cell>
          <table:table-cell table:number-columns-repeated="2" office:value-type="float" office:value="0">
            <text:p>0</text:p>
          </table:table-cell>
          <table:table-cell office:value-type="float" office:value="0.4667809">
            <text:p>0.4667809</text:p>
          </table:table-cell>
          <table:table-cell/>
          <table:table-cell table:formula="of:=([.$A66]-[.$A$2])/1000+10" office:value-type="float" office:value="74.262">
            <text:p>74.262</text:p>
          </table:table-cell>
        </table:table-row>
        <table:table-row table:style-name="ro1">
          <table:table-cell office:value-type="float" office:value="1296589880940">
            <text:p>1296589880940</text:p>
          </table:table-cell>
          <table:table-cell office:value-type="float" office:value="0.16148967">
            <text:p>0.16148967</text:p>
          </table:table-cell>
          <table:table-cell table:number-columns-repeated="2" office:value-type="float" office:value="0">
            <text:p>0</text:p>
          </table:table-cell>
          <table:table-cell office:value-type="float" office:value="0.44114327">
            <text:p>0.44114327</text:p>
          </table:table-cell>
          <table:table-cell/>
          <table:table-cell table:formula="of:=([.$A67]-[.$A$2])/1000+10" office:value-type="float" office:value="75.267">
            <text:p>75.2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02/01/2011</text:date>, <text:time>21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01T21:31:20</dc:date>
    <dc:creator>Live user</dc:creator>
    <meta:generator>OpenOffice.org/3.2$Linux OpenOffice.org_project/320m19$Build-9505</meta:generator>
    <meta:editing-duration>PT00H34M08S</meta:editing-duration>
    <meta:editing-cycles>2</meta:editing-cycles>
    <meta:document-statistic meta:table-count="1" meta:cell-count="3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fill="solid" draw:fill-color="#ffffff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10" chart:maximum="68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0.6" chart:interval-major="0.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00" chart:interval-major="20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3cm" svg:height="3.944cm" xlink:href=".." chart:class="chart:scatter" chart:style-name="ch1">
        <chart:legend chart:legend-position="end" svg:x="9.857cm" svg:y="1.23cm" chart:style-name="ch2"/>
        <chart:plot-area chart:style-name="ch3" table:cell-range-address="Sheet1.A1:Sheet1.C1 Sheet1.G2:Sheet1.G67 Sheet1.B2:Sheet1.C67" chart:data-source-has-labels="row" svg:x="0.196cm" svg:y="0.051cm" svg:width="20.914cm" svg:height="3.705cm">
          <chart:axis chart:dimension="x" chart:name="primary-x" chart:style-name="ch4"/>
          <chart:axis chart:dimension="y" chart:name="primary-y" chart:style-name="ch5">
            <chart:title svg:x="0.195cm" svg:y="2.802cm" chart:style-name="ch6">
              <text:p>Stream Jitter</text:p>
            </chart:title>
            <chart:grid chart:style-name="ch7" chart:class="major"/>
          </chart:axis>
          <chart:axis chart:dimension="y" chart:name="secondary-y" chart:style-name="ch8">
            <chart:title svg:x="20.632cm" svg:y="3.16cm" chart:style-name="ch6">
              <text:p>Lost Packets (%)</text:p>
            </chart:title>
          </chart:axis>
          <chart:series chart:attached-axis="primary-y" chart:style-name="ch9" chart:values-cell-range-address="Sheet1.B2:Sheet1.B67" chart:label-cell-address="Sheet1.B1:Sheet1.B1" chart:class="chart:scatter">
            <chart:domain table:cell-range-address="Sheet1.G2:Sheet1.G67"/>
            <chart:data-point chart:repeated="66"/>
          </chart:series>
          <chart:series chart:attached-axis="secondary-y" chart:style-name="ch10" chart:values-cell-range-address="Sheet1.C2:Sheet1.C67" chart:label-cell-address="Sheet1.C1:Sheet1.C1" chart:class="chart:scatter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B1:Sheet1.B1">Stream Jitter</text:p>
              </table:table-cell>
              <table:table-cell office:value-type="string">
                <text:p text:id="Sheet1.C1:Sheet1.C1">Lost Packets (%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G2:Sheet1.G67">10</text:p>
              </table:table-cell>
              <table:table-cell office:value-type="float" office:value="0.17992112">
                <text:p text:id="Sheet1.B2:Sheet1.B67">0.17992112</text:p>
              </table:table-cell>
              <table:table-cell office:value-type="float" office:value="0">
                <text:p text:id="Sheet1.C2:Sheet1.C6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011">
                <text:p>11.011</text:p>
              </table:table-cell>
              <table:table-cell office:value-type="float" office:value="0.36316055">
                <text:p>0.36316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015">
                <text:p>12.015</text:p>
              </table:table-cell>
              <table:table-cell office:value-type="float" office:value="0.25796163">
                <text:p>0.25796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18">
                <text:p>13.018</text:p>
              </table:table-cell>
              <table:table-cell office:value-type="float" office:value="0.32177904">
                <text:p>0.32177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022">
                <text:p>14.022</text:p>
              </table:table-cell>
              <table:table-cell office:value-type="float" office:value="0.3687824">
                <text:p>0.3687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029">
                <text:p>15.029</text:p>
              </table:table-cell>
              <table:table-cell office:value-type="float" office:value="0.14153412">
                <text:p>0.14153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37">
                <text:p>16.037</text:p>
              </table:table-cell>
              <table:table-cell office:value-type="float" office:value="0.039515704">
                <text:p>0.039515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041">
                <text:p>17.041</text:p>
              </table:table-cell>
              <table:table-cell office:value-type="float" office:value="0.26133585">
                <text:p>0.26133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045">
                <text:p>18.045</text:p>
              </table:table-cell>
              <table:table-cell office:value-type="float" office:value="0.09839816">
                <text:p>0.0983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047">
                <text:p>19.047</text:p>
              </table:table-cell>
              <table:table-cell office:value-type="float" office:value="0.0822557">
                <text:p>0.0822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051">
                <text:p>20.051</text:p>
              </table:table-cell>
              <table:table-cell office:value-type="float" office:value="-0.0019144714">
                <text:p>-0.00191447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055">
                <text:p>21.055</text:p>
              </table:table-cell>
              <table:table-cell office:value-type="float" office:value="-0.059940338">
                <text:p>-0.0599403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06">
                <text:p>22.06</text:p>
              </table:table-cell>
              <table:table-cell office:value-type="float" office:value="-0.07054472">
                <text:p>-0.070544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065">
                <text:p>23.065</text:p>
              </table:table-cell>
              <table:table-cell office:value-type="float" office:value="-0.058378577">
                <text:p>-0.0583785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069">
                <text:p>24.069</text:p>
              </table:table-cell>
              <table:table-cell office:value-type="float" office:value="-0.048979223">
                <text:p>-0.0489792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074">
                <text:p>25.074</text:p>
              </table:table-cell>
              <table:table-cell office:value-type="float" office:value="-0.059879124">
                <text:p>-0.0598791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079">
                <text:p>26.079</text:p>
              </table:table-cell>
              <table:table-cell office:value-type="float" office:value="-0.07870367">
                <text:p>-0.078703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083">
                <text:p>27.083</text:p>
              </table:table-cell>
              <table:table-cell office:value-type="float" office:value="-0.018320441">
                <text:p>-0.018320441</text:p>
              </table:table-cell>
              <table:table-cell office:value-type="float" office:value="22.222223">
                <text:p>22.222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085">
                <text:p>28.085</text:p>
              </table:table-cell>
              <table:table-cell office:value-type="float" office:value="0.42944846">
                <text:p>0.42944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089">
                <text:p>29.0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093">
                <text:p>30.093</text:p>
              </table:table-cell>
              <table:table-cell office:value-type="float" office:value="-0.2872517">
                <text:p>-0.2872517</text:p>
              </table:table-cell>
              <table:table-cell office:value-type="float" office:value="30.000002">
                <text:p>30.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098">
                <text:p>31.098</text:p>
              </table:table-cell>
              <table:table-cell office:value-type="float" office:value="-0.031603426">
                <text:p>-0.031603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102">
                <text:p>32.102</text:p>
              </table:table-cell>
              <table:table-cell office:value-type="float" office:value="0.070121616">
                <text:p>0.07012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.108">
                <text:p>33.108</text:p>
              </table:table-cell>
              <table:table-cell office:value-type="float" office:value="0.050137207">
                <text:p>0.050137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111">
                <text:p>34.111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112">
                <text:p>35.112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113">
                <text:p>36.113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114">
                <text:p>37.114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15">
                <text:p>38.115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116">
                <text:p>39.116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.119">
                <text:p>40.119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12">
                <text:p>41.12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121">
                <text:p>42.121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122">
                <text:p>43.122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123">
                <text:p>44.123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23">
                <text:p>45.123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.124">
                <text:p>46.124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128">
                <text:p>47.128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129">
                <text:p>48.129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.132">
                <text:p>49.132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.137">
                <text:p>50.137</text:p>
              </table:table-cell>
              <table:table-cell office:value-type="float" office:value="-0.012411594">
                <text:p>-0.012411594</text:p>
              </table:table-cell>
              <table:table-cell office:value-type="float" office:value="33.333336">
                <text:p>33.3333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154">
                <text:p>51.154</text:p>
              </table:table-cell>
              <table:table-cell office:value-type="float" office:value="0.0039469376">
                <text:p>0.0039469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.158">
                <text:p>52.158</text:p>
              </table:table-cell>
              <table:table-cell office:value-type="float" office:value="-0.030734897">
                <text:p>-0.030734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.162">
                <text:p>53.162</text:p>
              </table:table-cell>
              <table:table-cell office:value-type="float" office:value="-0.055948615">
                <text:p>-0.055948615</text:p>
              </table:table-cell>
              <table:table-cell office:value-type="float" office:value="27.272728">
                <text:p>27.272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166">
                <text:p>54.166</text:p>
              </table:table-cell>
              <table:table-cell office:value-type="float" office:value="0.018996358">
                <text:p>0.0189963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.17">
                <text:p>55.17</text:p>
              </table:table-cell>
              <table:table-cell office:value-type="float" office:value="-0.070952415">
                <text:p>-0.0709524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.174">
                <text:p>56.174</text:p>
              </table:table-cell>
              <table:table-cell office:value-type="float" office:value="-0.06706965">
                <text:p>-0.06706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.179">
                <text:p>57.179</text:p>
              </table:table-cell>
              <table:table-cell office:value-type="float" office:value="0.09354538">
                <text:p>0.09354538</text:p>
              </table:table-cell>
              <table:table-cell office:value-type="float" office:value="7.692308">
                <text:p>7.692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183">
                <text:p>58.183</text:p>
              </table:table-cell>
              <table:table-cell office:value-type="float" office:value="-0.098271534">
                <text:p>-0.09827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.187">
                <text:p>59.187</text:p>
              </table:table-cell>
              <table:table-cell office:value-type="float" office:value="-0.1260489">
                <text:p>-0.1260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.195">
                <text:p>60.195</text:p>
              </table:table-cell>
              <table:table-cell office:value-type="float" office:value="0.00874196">
                <text:p>0.00874196</text:p>
              </table:table-cell>
              <table:table-cell office:value-type="float" office:value="5.263158">
                <text:p>5.263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.2">
                <text:p>61.2</text:p>
              </table:table-cell>
              <table:table-cell office:value-type="float" office:value="0.026505277">
                <text:p>0.026505277</text:p>
              </table:table-cell>
              <table:table-cell office:value-type="float" office:value="5.555556">
                <text:p>5.5555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.204">
                <text:p>62.204</text:p>
              </table:table-cell>
              <table:table-cell office:value-type="float" office:value="-0.94267887">
                <text:p>-0.94267887</text:p>
              </table:table-cell>
              <table:table-cell office:value-type="float" office:value="11.764706">
                <text:p>11.7647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.208">
                <text:p>63.208</text:p>
              </table:table-cell>
              <table:table-cell office:value-type="float" office:value="0.04276613">
                <text:p>0.04276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.213">
                <text:p>64.213</text:p>
              </table:table-cell>
              <table:table-cell office:value-type="float" office:value="0.061774716">
                <text:p>0.061774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.218">
                <text:p>65.218</text:p>
              </table:table-cell>
              <table:table-cell office:value-type="float" office:value="0.049166434">
                <text:p>0.04916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221">
                <text:p>66.221</text:p>
              </table:table-cell>
              <table:table-cell office:value-type="float" office:value="0.032764062">
                <text:p>0.03276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227">
                <text:p>67.227</text:p>
              </table:table-cell>
              <table:table-cell office:value-type="float" office:value="0.03926976">
                <text:p>0.03926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.23">
                <text:p>68.23</text:p>
              </table:table-cell>
              <table:table-cell office:value-type="float" office:value="0.21156725">
                <text:p>0.21156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.234">
                <text:p>69.234</text:p>
              </table:table-cell>
              <table:table-cell office:value-type="float" office:value="0.011819556">
                <text:p>0.011819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244">
                <text:p>70.244</text:p>
              </table:table-cell>
              <table:table-cell office:value-type="float" office:value="0.004976906">
                <text:p>0.004976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.249">
                <text:p>71.249</text:p>
              </table:table-cell>
              <table:table-cell office:value-type="float" office:value="0.15820006">
                <text:p>0.1582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.253">
                <text:p>72.253</text:p>
              </table:table-cell>
              <table:table-cell office:value-type="float" office:value="0.10601465">
                <text:p>0.1060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.258">
                <text:p>73.258</text:p>
              </table:table-cell>
              <table:table-cell office:value-type="float" office:value="0.09210468">
                <text:p>0.09210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.262">
                <text:p>74.262</text:p>
              </table:table-cell>
              <table:table-cell office:value-type="float" office:value="0.08524634">
                <text:p>0.08524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267">
                <text:p>75.267</text:p>
              </table:table-cell>
              <table:table-cell office:value-type="float" office:value="0.16148967">
                <text:p>0.161489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